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8f486"/>
    </style:style>
    <style:style style:name="T120" style:family="text">
      <style:text-properties officeooo:rsid="023a70a6"/>
    </style:style>
    <style:style style:name="T121" style:family="text">
      <style:text-properties officeooo:rsid="023cd28e"/>
    </style:style>
    <style:style style:name="T122" style:family="text">
      <style:text-properties officeooo:rsid="023de4b2"/>
    </style:style>
    <style:style style:name="T123" style:family="text">
      <style:text-properties officeooo:rsid="02400781"/>
    </style:style>
    <style:style style:name="T124" style:family="text">
      <style:text-properties officeooo:rsid="024181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22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>- <text:span text:style-name="T123">l’associazione lavoratore viene reificata, importando codiceVolo da volo, e personaleCF da personale</text:span></text:p>
      <text:p text:style-name="P263">- <text:span text:style-name="T124">l’associazione prenotazione viene eliminata, importando passeggeroCF in bigliett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0:59:13.250802556</dc:date>
    <meta:editing-duration>P2DT5H2M40S</meta:editing-duration>
    <meta:editing-cycles>467</meta:editing-cycles>
    <meta:print-date>2024-03-23T15:55:12.632544733</meta:print-date>
    <meta:printed-by>PDF files</meta:printed-by>
    <meta:document-statistic meta:table-count="15" meta:image-count="7" meta:object-count="0" meta:page-count="15" meta:paragraph-count="458" meta:word-count="2078" meta:character-count="12886" meta:non-whitespace-character-count="11255"/>
  </office:meta>
</office:document-meta>
</file>